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text:p text:style-name="P1">Si l'ancien travail de Naoto la passionnait, la jeune maman semblait éprouver une véritable admiration pour ses enfants. Le ton émerveillé qu'elle employait lorsqu'elle parlait d'eux ne laissait pas le moindre doute. Et la ferveur avec laquelle elle s'exprimait était contagieuse, le sourire d'Edward s'élargissant à mesure qu'il l'écoutait. Ses yeux étaient toujours grands ouverts en direction des jumeaux tandis que la peluche qu'il avait ramassée pendait mollement au bout de son bras, désormais délaissée de toute attention. On pouvait presque voir des étoiles scintiller au fond de ses pupilles de jade tandis que le garçon ressentait une excitation qu'il ne s'expliquait pas. Enfin ce n'était pas non plus le plus grand mystère de l'histoire : étant donné l'âge de ses parents -et donc de leurs fréquentations- il ne se souvenait pas avoir vu de nouveaux-nés d'aussi près. </text:p>
      <text:p text:style-name="Standard"/>
      <text:p text:style-name="Standard">Ainsi les bout de choux prenaient exemple sur leurs parents ? Voilà qui était encore plus adorable, même si Edward ne parlait pas un traître mot de Japonnais. On lui avait en revanche enseigné quelques bases de Français à l'école, même si à l'instar de l'ensemble de sa scolarité, cela n'avait pas été une franche réussite pour notre blondin. Il était assez rigolo -et rare- de voir une famille rassemblant des cultures aussi éloignées, même dans un pays comme les Etats-Unis dont la diversité culturelle n'est plus à prouver. En parlant de ça, cela souleva une question dans l'esprit impulsif et irréfléchi du blondin.</text:p>
      <text:p text:style-name="Standard"/>
      <text:p text:style-name="Standard">-Votre mari est Français ?</text:p>
      <text:p text:style-name="Standard"/>
      <text:p text:style-name="Standard">Hop là, si Edward n'avait pas encore fait de boulette, cela ne saurait tarder. Il suffisait qu'on lui donne un semblant d'occasion pour qu'il saute les deux pieds dedans. Évidemment, le pauvre garçon n'avait aucun moyen de connaître la situation de veuve de Naoto. Ceci dit, il était assez intriguant de constater que ce genre de bourdes lui arrivaient toujours à lui. Quand la malchance vient s'ajouter à la maladr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10T00:10:44.57</dc:date>
    <meta:editing-duration>PT9H51M41S</meta:editing-duration>
    <meta:editing-cycles>419</meta:editing-cycles>
    <meta:generator>OpenOffice/4.1.2$Win32 OpenOffice.org_project/412m3$Build-9782</meta:generator>
    <meta:document-statistic meta:table-count="0" meta:image-count="0" meta:object-count="0" meta:page-count="5" meta:paragraph-count="27" meta:word-count="2340" meta:character-count="14121"/>
  </office:meta>
</office:document-meta>
</file>